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155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58466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15846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1d41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8a202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158466"/>
    </style:style>
    <style:style style:name="ce7" style:family="table-cell" style:parent-style-name="Default">
      <style:text-properties fo:color="#158466"/>
    </style:style>
    <style:style style:name="T1" style:family="text">
      <style:text-properties fo:color="#1584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4"/>
        <table:table-column table:style-name="co3" table:number-columns-repeated="2" table:default-cell-style-name="ce1"/>
        <table:table-column table:style-name="co1" table:default-cell-style-name="ce1"/>
        <table:table-column table:style-name="co1" table:default-cell-style-name="ce12"/>
        <table:table-column table:style-name="co4" table:default-cell-style-name="ce13"/>
        <table:table-column table:style-name="co1" table:default-cell-style-name="ce13"/>
        <table:table-column table:style-name="co1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ípio</text:p>
          </table:table-cell>
          <table:table-cell office:value-type="string" calcext:value-type="string">
            <text:p>Casos</text:p>
          </table:table-cell>
          <table:table-cell office:value-type="string" calcext:value-type="string">
            <text:p>Casos Hoje</text:p>
          </table:table-cell>
          <table:table-cell office:value-type="string" calcext:value-type="string">
            <text:p>Mortes</text:p>
          </table:table-cell>
          <table:table-cell office:value-type="string" calcext:value-type="string">
            <text:p>Mortes Hoje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Ativos</text:p>
          </table:table-cell>
          <table:table-cell office:value-type="string" calcext:value-type="string">
            <text:p>Críticos</text:p>
          </table:table-cell>
          <table:table-cell office:value-type="string" calcext:value-type="string">
            <text:p>Suspeitos</text:p>
          </table:table-cell>
          <table:table-cell office:value-type="string" calcext:value-type="string">
            <text:p>Descartados</text:p>
          </table:table-cell>
          <table:table-cell office:value-type="string" calcext:value-type="string">
            <text:p>Por milhão</text:p>
          </table:table-cell>
          <table:table-cell office:value-type="string" calcext:value-type="string">
            <text:p>Letalidade</text:p>
          </table:table-cell>
          <table:table-cell office:value-type="string" calcext:value-type="string">
            <text:p>Fonte 1</text:p>
          </table:table-cell>
          <table:table-cell office:value-type="string" calcext:value-type="string">
            <text:p>Fonte 2</text:p>
          </table:table-cell>
          <table:table-cell table:style-name="ce7" table:number-columns-repeated="4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4]/[.D4]" office:value-type="string" office:string-value="" calcext:value-type="error">
            <text:p>#DIV/0!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]/[.D5]" office:value-type="string" office:string-value="" calcext:value-type="error">
            <text:p>#DIV/0!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F6]/[.D6]" office:value-type="string" office:string-value="" calcext:value-type="error">
            <text:p>#DIV/0!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7]/[.D7]" office:value-type="string" office:string-value="" calcext:value-type="error">
            <text:p>#DIV/0!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8]/[.D8]" office:value-type="string" office:string-value="" calcext:value-type="error">
            <text:p>#DIV/0!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F9]/[.D9]" office:value-type="string" office:string-value="" calcext:value-type="error">
            <text:p>#DIV/0!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F10]/[.D10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F11]/[.D11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F12]/[.D12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F13]/[.D13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1-04-2020/" xlink:type="simple">http://www.sjp.pr.gov.br/boletim-diario-do-covid-19-em-sao-jose-dos-pinhais-01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F14]/[.D14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2-04-2020/" xlink:type="simple">http://www.sjp.pr.gov.br/boletim-diario-do-covid-19-em-sao-jose-dos-pinhais-02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15]/[.D15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3-04-2020/" xlink:type="simple">http://www.sjp.pr.gov.br/boletim-diario-do-covid-19-em-sao-jose-dos-pinhais-03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F16]/[.D16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4-04-2020/" xlink:type="simple">http://www.sjp.pr.gov.br/boletim-diario-do-covid-19-em-sao-jose-dos-pinhais-04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F17]/[.D17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5-04-2020/" xlink:type="simple">http://www.sjp.pr.gov.br/boletim-epidemiologico-covid-19-em-sao-jose-dos-pinhais-05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F18]/[.D1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6-04-2020/" xlink:type="simple">http://www.sjp.pr.gov.br/boletim-epidemiologico-covid-19-em-sao-jose-dos-pinhais-06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F19]/[.D1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cao-jose-dos-pinhais-07-04-2020/" xlink:type="simple">http://www.sjp.pr.gov.br/boletim-epidemiologico-covid-19-em-cao-jose-dos-pinhais-07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F20]/[.D20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8-04-2020/" xlink:type="simple">http://www.sjp.pr.gov.br/boletim-epidemiologico-covid-19-em-sao-jose-dos-pinhais-08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F21]/[.D21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9-04-2020/" xlink:type="simple">http://www.sjp.pr.gov.br/boletim-epidemiologico-covid-19-em-sao-jose-dos-pinhais-09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F22]/[.D2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3547051711907/?type=3&amp;eid=ARAlmlpjHtPGi4wGOoNG0HAe-ct8c14t2xlDCf66Qm29AotdUvIjer25sRiLmX3zpdfuQDK7Rrzas67I&amp;__tn__=EEHH-R" xlink:type="simple">https://pt-br.facebook.com/Prefeitura.SJP/photos/a.628503120549657/2983547051711907/?type=3&amp;eid=ARAlmlpjHtPGi4wGOoNG0HAe-ct8c14t2xlDCf66Qm29AotdUvIjer25sRiLmX3zpdfuQDK7Rrzas67I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F23]/[.D23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5865251480087/?type=3&amp;eid=ARC7WpcxrI8oD4UJrjMiZTPWBHxONWfIhwH6ZqfiwVd916avHW9dRq8nvA4kO1uPJLd1YjyMpkXeqlXz&amp;__tn__=EEHH-R" xlink:type="simple">https://pt-br.facebook.com/Prefeitura.SJP/photos/a.628503120549657/2985865251480087/?type=3&amp;eid=ARC7WpcxrI8oD4UJrjMiZTPWBHxONWfIhwH6ZqfiwVd916avHW9dRq8nvA4kO1uPJLd1YjyMpkXeqlXz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" calcext:value-type="float">
            <text:p>13</text:p>
          </table:table-cell>
          <table:table-cell table:formula="of:=([.D24]-[.D23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F24]/[.D24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8291784570767/?type=3&amp;eid=ARCT6QgnNF8lT8MVq7-IGTU8CCCoPtrZpMqPN8xNm4oCrwzEN_9ZcFNHy2I7mFpgiirNbMdOg_IQL7qJ&amp;__tn__=EEHH-R" xlink:type="simple">https://pt-br.facebook.com/Prefeitura.SJP/photos/a.628503120549657/2988291784570767/?type=3&amp;eid=ARCT6QgnNF8lT8MVq7-IGTU8CCCoPtrZpMqPN8xNm4oCrwzEN_9ZcFNHy2I7mFpgiirNbMdOg_IQL7qJ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5]-[.D24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F25]/[.D25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0712854328660" xlink:type="simple">https://www.facebook.com/Prefeitura.SJP/posts/29907128543286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6]-[.D2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F26]/[.D26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3104187422860" xlink:type="simple">https://www.facebook.com/Prefeitura.SJP/posts/29931041874228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" calcext:value-type="float">
            <text:p>16</text:p>
          </table:table-cell>
          <table:table-cell table:formula="of:=([.D27]-[.D26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F27]/[.D27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5564087176870" xlink:type="simple">https://www.facebook.com/Prefeitura.SJP/posts/299556408717687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" calcext:value-type="float">
            <text:p>17</text:p>
          </table:table-cell>
          <table:table-cell table:formula="of:=([.D28]-[.D27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F28]/[.D28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7777280288884" xlink:type="simple">https://www.facebook.com/Prefeitura.SJP/posts/2997777280288884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29]-[.D28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F29]/[.D29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346639125402726/3000729713326974/?type=3&amp;theater" xlink:type="simple">https://www.facebook.com/Prefeitura.SJP/photos/a.346639125402726/3000729713326974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30]-[.D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30] - [.H30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30]/[.D3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02901583109787/?type=3&amp;theater" xlink:type="simple">https://www.facebook.com/Prefeitura.SJP/photos/a.628503120549657/3002901583109787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31]-[.D3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31] - [.H31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31]/[.D31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5181192881826" xlink:type="simple">https://pt-br.facebook.com/Prefeitura.SJP/posts/3005181192881826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32]-[.D3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32] - [.H3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32]/[.D3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7571345976144" xlink:type="simple">https://pt-br.facebook.com/Prefeitura.SJP/posts/3007571345976144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3] - [.H3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33]/[.D33]" office:value-type="percentage" office:value="0" calcext:value-type="percentage">
            <text:p>0,00%</text:p>
          </table:table-cell>
          <table:table-cell office:value-type="string" calcext:value-type="string">
            <text:p>https://www.facebook.com/Prefeitura.SJP/photos/a.346639125402726/3012110395522239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4] - [.H34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34]/[.D34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14625325270746/?type=3" xlink:type="simple">https://www.facebook.com/Prefeitura.SJP/photos/a.628503120549657/3014625325270746/?type=3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5] - [.H35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35]/[.D35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4625691937376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D36] - [.H3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36]/[.D36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6912131708732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D37] - [.H3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37]/[.D37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9599574773321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formula="of:=[.D38]-[.D37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D38] - [.H3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38]/[.D38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21654214567857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D39] - [.H3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39]/[.D39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346639125402726/3023906691009276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[.D40] - [.H40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0]/[.D40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628503120549657/3026021047464507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9" calcext:value-type="date">
            <text:p>2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[.D41] - [.H4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1]/[.D41]" office:value-type="percentage" office:value="0.04" calcext:value-type="percentage">
            <text:p>4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30" calcext:value-type="date">
            <text:p>3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2] - [.H42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2]/[.D42]" office:value-type="percentage" office:value="0.0333333333333333" calcext:value-type="percentage">
            <text:p>3,33%</text:p>
          </table:table-cell>
          <table:table-cell office:value-type="string" calcext:value-type="string">
            <text:p>https://pt-br.facebook.com/Prefeitura.SJP/photos/a.346639125402726/3030992780300667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1" calcext:value-type="date">
            <text:p>0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3] - [.H43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3]/[.D43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2" calcext:value-type="date">
            <text:p>02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4] - [.H44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4]/[.D44]" office:value-type="percentage" office:value="0.0333333333333333" calcext:value-type="percentage">
            <text:p>3,33%</text:p>
          </table:table-cell>
          <table:table-cell office:value-type="string" calcext:value-type="string">
            <text:p><text:a xlink:href="https://pt-br.facebook.com/Prefeitura.SJP/photos/a.628503120549657/3035840136482598/?type=3&amp;theater" xlink:type="simple">https://pt-br.facebook.com/Prefeitura.SJP/photos/a.628503120549657/3035840136482598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3" calcext:value-type="date">
            <text:p>03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5] - [.H4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5]/[.D45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4" calcext:value-type="date">
            <text:p>04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[.D46] - [.H46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6]/[.D46]" office:value-type="percentage" office:value="0.0285714285714286" calcext:value-type="percentage">
            <text:p>2,86%</text:p>
          </table:table-cell>
          <table:table-cell office:value-type="string" calcext:value-type="string">
            <text:p><text:a xlink:href="https://pt-br.facebook.com/Prefeitura.SJP/photos/a.628503120549657/3040631806003431/?type=3&amp;theater" xlink:type="simple">https://pt-br.facebook.com/Prefeitura.SJP/photos/a.628503120549657/304063180600343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5" calcext:value-type="date">
            <text:p>05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" calcext:value-type="float">
            <text:p>43</text:p>
          </table:table-cell>
          <table:table-cell table:formula="of:=[.D47]-[.D4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D47] - [.H47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F47]/[.D47]" office:value-type="percentage" office:value="0.0232558139534884" calcext:value-type="percentage">
            <text:p>2,33%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5-06" calcext:value-type="date">
            <text:p>06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8]-[.D4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D48] - [.H48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F48]/[.D48]" office:value-type="percentage" office:value="0.0227272727272727" calcext:value-type="percentage">
            <text:p>2,27%</text:p>
          </table:table-cell>
          <table:table-cell office:value-type="string" calcext:value-type="string">
            <text:p><text:span text:style-name="T1"><text:a xlink:href="https://pt-br.facebook.com/Prefeitura.SJP/photos/a.628503120549657/3045270085539603/?type=3&amp;theater" xlink:type="simple">https://pt-br.facebook.com/Prefeitura.SJP/photos/a.628503120549657/3045270085539603/?type=3&amp;theater</text:a></text:span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7" calcext:value-type="date">
            <text:p>07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9]-[.D4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[.D49] - [.H49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F49]/[.D49]" office:value-type="percentage" office:value="0.0227272727272727" calcext:value-type="percentage">
            <text:p>2,27%</text:p>
          </table:table-cell>
          <table:table-cell office:value-type="string" calcext:value-type="string">
            <text:p><text:a xlink:href="https://pt-br.facebook.com/Prefeitura.SJP/photos/a.346639125402726/3047357941997484/?type=3&amp;theater" xlink:type="simple">https://pt-br.facebook.com/Prefeitura.SJP/photos/a.346639125402726/3047357941997484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8" calcext:value-type="date">
            <text:p>08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50]-[.D4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[.D50] - [.H50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0]/[.D50]" office:value-type="percentage" office:value="0.0227272727272727" calcext:value-type="percentage">
            <text:p>2,27%</text:p>
          </table:table-cell>
          <table:table-cell office:value-type="string" calcext:value-type="string">
            <text:p>https://pt-br.facebook.com/Prefeitura.SJP/photos/a.628503120549657/3049952208404724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9" calcext:value-type="date">
            <text:p>09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6" calcext:value-type="float">
            <text:p>46</text:p>
          </table:table-cell>
          <table:table-cell table:formula="of:=[.D51]-[.D5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[.D51] - [.H51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1]/[.D51]" office:value-type="percentage" office:value="0.0434782608695652" calcext:value-type="percentage">
            <text:p>4,35%</text:p>
          </table:table-cell>
          <table:table-cell office:value-type="string" calcext:value-type="string">
            <text:p><text:a xlink:href="https://pt-br.facebook.com/Prefeitura.SJP/photos/a.346639125402726/3052021638197781/?type=3&amp;theater" xlink:type="simple">https://pt-br.facebook.com/Prefeitura.SJP/photos/a.346639125402726/305202163819778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0" calcext:value-type="date">
            <text:p>10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D52]-[.D51]" office:value-type="float" office:value="-46" calcext:value-type="float">
            <text:p>-46</text:p>
          </table:table-cell>
          <table:table-cell table:number-columns-repeated="3"/>
          <table:table-cell table:formula="of:=([.D52] - [.H52])" office:value-type="float" office:value="0" calcext:value-type="float">
            <text:p>0</text:p>
          </table:table-cell>
          <table:table-cell table:number-columns-repeated="4"/>
          <table:table-cell table:formula="of:=[.F52]/[.D52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5-11" calcext:value-type="date">
            <text:p>1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6" calcext:value-type="float">
            <text:p>46</text:p>
          </table:table-cell>
          <table:table-cell table:formula="of:=[.D53]-[.D52]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([.D53] - [.H53])" office:value-type="float" office:value="46" calcext:value-type="float">
            <text:p>46</text:p>
          </table:table-cell>
          <table:table-cell table:number-columns-repeated="4"/>
          <table:table-cell table:formula="of:=[.F53]/[.D53]" office:value-type="percentage" office:value="0.0434782608695652" calcext:value-type="percentage">
            <text:p>4,35%</text:p>
          </table:table-cell>
          <table:table-cell table:number-columns-repeated="6"/>
        </table:table-row>
        <table:table-row table:style-name="ro1">
          <table:table-cell table:number-columns-repeated="13"/>
          <table:table-cell table:formula="of:=[.F54]/[.D54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  <table:table-cell table:formula="of:=[.F55]/[.D55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104852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8:03:31.2560869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6:37:12.953928991</meta:creation-date>
    <dc:date>2020-05-10T18:05:02.215433286</dc:date>
    <meta:editing-duration>P6DT2H46M6S</meta:editing-duration>
    <meta:editing-cycles>66</meta:editing-cycles>
    <meta:generator>LibreOffice/6.1.5.2$Linux_X86_64 LibreOffice_project/10$Build-2</meta:generator>
    <meta:document-statistic meta:table-count="1" meta:cell-count="731" meta:object-count="0"/>
  </office:meta>
</office:document-meta>
</file>